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4174in" table:align="left"/>
    </style:style>
    <style:style style:name="Table1.A" style:family="table-column">
      <style:table-column-properties style:column-width="0.7299in"/>
    </style:style>
    <style:style style:name="Table1.B" style:family="table-column">
      <style:table-column-properties style:column-width="2.2715in"/>
    </style:style>
    <style:style style:name="Table1.C" style:family="table-column">
      <style:table-column-properties style:column-width="1.1569in"/>
    </style:style>
    <style:style style:name="Table1.E" style:family="table-column">
      <style:table-column-properties style:column-width="1.10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903in" table:align="left"/>
    </style:style>
    <style:style style:name="Table2.A" style:family="table-column">
      <style:table-column-properties style:column-width="1.4694in"/>
    </style:style>
    <style:style style:name="Table2.B" style:family="table-column">
      <style:table-column-properties style:column-width="0.9611in"/>
    </style:style>
    <style:style style:name="Table2.C" style:family="table-column">
      <style:table-column-properties style:column-width="3.459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8104in" table:align="left"/>
    </style:style>
    <style:style style:name="Table3.A" style:family="table-column">
      <style:table-column-properties style:column-width="0.7951in"/>
    </style:style>
    <style:style style:name="Table3.B" style:family="table-column">
      <style:table-column-properties style:column-width="4.0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size="15pt" officeooo:rsid="001b315f" officeooo:paragraph-rsid="001b315f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<text:span text:style-name="Strong_20_Emphasis">Day 2: JavaScript Variables, Rules &amp; Basic Syntax</text:span></text:h>
      <text:p text:style-name="Horizontal_20_Line"/>
      <text:p text:style-name="P7">What is variable?</text:p>
      <text:p text:style-name="Text_20_body">A <text:span text:style-name="Strong_20_Emphasis">variable</text:span> is a container or memory location used to store data temporarily.<text:line-break/>It allows you to reuse and modify data throughout your program.</text:p>
      <text:p text:style-name="Text_20_body"><text:span text:style-name="Strong_20_Emphasis">Simple Analogy:</text:span><text:line-break/>Think of a variable like a <text:span text:style-name="Strong_20_Emphasis">box</text:span> with a label on it.<text:line-break/>You can put something inside (data), take it out, or replace it with something else.</text:p>
      <text:p text:style-name="Horizontal_20_Line"/>
      <text:h text:style-name="Heading_20_3" text:outline-level="3">🔹 <text:span text:style-name="Strong_20_Emphasis">2. Declaring Variables in JavaScript</text:span></text:h>
      <text:p text:style-name="Text_20_body">There are <text:span text:style-name="Strong_20_Emphasis">three main keywords</text:span> used to declare variable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Table_20_Heading">Keywor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Re-declaration</text:p>
            </table:table-cell>
            <table:table-cell table:style-name="Table1.A1" office:value-type="string">
              <text:p text:style-name="Table_20_Heading">Re-assignment</text:p>
            </table:table-cell>
            <table:table-cell table:style-name="Table1.A1" office:value-type="string">
              <text:p text:style-name="Table_20_Heading">Sco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var</text:span></text:p>
          </table:table-cell>
          <table:table-cell table:style-name="Table1.A1" office:value-type="string">
            <text:p text:style-name="Table_20_Contents">Old way of declaring variables</text:p>
          </table:table-cell>
          <table:table-cell table:style-name="Table1.A1" office:value-type="string">
            <text:p text:style-name="Table_20_Contents">✅ Allowed</text:p>
          </table:table-cell>
          <table:table-cell table:style-name="Table1.A1" office:value-type="string">
            <text:p text:style-name="Table_20_Contents">✅ Allowed</text:p>
          </table:table-cell>
          <table:table-cell table:style-name="Table1.A1" office:value-type="string">
            <text:p text:style-name="Table_20_Contents">Function scope</text:p>
          </table:table-cell>
        </table:table-row>
        <table:table-row>
          <table:table-cell table:style-name="Table1.A1" office:value-type="string">
            <text:p text:style-name="Table_20_Contents"><text:span text:style-name="Source_20_Text">let</text:span></text:p>
          </table:table-cell>
          <table:table-cell table:style-name="Table1.A1" office:value-type="string">
            <text:p text:style-name="Table_20_Contents">Modern way (introduced in ES6)</text:p>
          </table:table-cell>
          <table:table-cell table:style-name="Table1.A1" office:value-type="string">
            <text:p text:style-name="Table_20_Contents">❌ Not allowed</text:p>
          </table:table-cell>
          <table:table-cell table:style-name="Table1.A1" office:value-type="string">
            <text:p text:style-name="Table_20_Contents">✅ Allowed</text:p>
          </table:table-cell>
          <table:table-cell table:style-name="Table1.A1" office:value-type="string">
            <text:p text:style-name="Table_20_Contents">Block scop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st</text:span></text:p>
          </table:table-cell>
          <table:table-cell table:style-name="Table1.A1" office:value-type="string">
            <text:p text:style-name="Table_20_Contents">Used for constants</text:p>
          </table:table-cell>
          <table:table-cell table:style-name="Table1.A1" office:value-type="string">
            <text:p text:style-name="Table_20_Contents">❌ Not allowed</text:p>
          </table:table-cell>
          <table:table-cell table:style-name="Table1.A1" office:value-type="string">
            <text:p text:style-name="Table_20_Contents">❌ Not allowed</text:p>
          </table:table-cell>
          <table:table-cell table:style-name="Table1.A1" office:value-type="string">
            <text:p text:style-name="Table_20_Contents">Block scope</text:p>
          </table:table-cell>
        </table:table-row>
      </table:table>
      <text:p text:style-name="Horizontal_20_Line"/>
      <text:h text:style-name="Heading_20_3" text:outline-level="3">📘 <text:span text:style-name="Strong_20_Emphasis">Example 1: Declaring Variables</text:span></text:h>
      <text:p text:style-name="Preformatted_20_Text"><text:span text:style-name="Source_20_Text">var city = "Delhi"; <text:s text:c="6"/>// Old style declaration</text:span></text:p>
      <text:p text:style-name="Preformatted_20_Text"><text:span text:style-name="Source_20_Text">let age = 25; <text:s text:c="12"/>// Modern variable declaration</text:span></text:p>
      <text:p text:style-name="Preformatted_20_Text"><text:span text:style-name="Source_20_Text">const country = "India"; <text:s/>// Constant variable (cannot be changed)</text:span></text:p>
      <text:p text:style-name="Preformatted_20_Text"/>
      <text:p text:style-name="Preformatted_20_Text"><text:span text:style-name="Source_20_Text">console.log(city);</text:span></text:p>
      <text:p text:style-name="Preformatted_20_Text"><text:span text:style-name="Source_20_Text">console.log(age);</text:span></text:p>
      <text:p text:style-name="P1"><text:span text:style-name="Source_20_Text">console.log(country);</text:span></text:p>
      <text:p text:style-name="Text_20_body"><text:span text:style-name="Strong_20_Emphasis">Explanation:</text:span></text:p>
      <text:list xml:id="list166225986" text:style-name="L1">
        <text:list-item>
          <text:p text:style-name="P2"><text:span text:style-name="Source_20_Text">var</text:span> can be re-declared and re-assigned.</text:p>
        </text:list-item>
        <text:list-item>
          <text:p text:style-name="P2"><text:span text:style-name="Source_20_Text">let</text:span> can be re-assigned but <text:span text:style-name="Strong_20_Emphasis">not re-declared</text:span> in the same scope.</text:p>
        </text:list-item>
        <text:list-item>
          <text:p text:style-name="P2"><text:span text:style-name="Source_20_Text">const</text:span> is fixed; it cannot be changed or re-declared.</text:p>
        </text:list-item>
      </text:list>
      <text:p text:style-name="Horizontal_20_Line"/>
      <text:h text:style-name="Heading_20_3" text:outline-level="3">🔹 <text:span text:style-name="Strong_20_Emphasis">3. Rules for Naming Variables</text:span></text:h>
      <text:p text:style-name="Text_20_body">When naming variables, certain rules must be followed to avoid errors.</text:p>
      <text:list xml:id="list310218199" text:style-name="L2">
        <text:list-item>
          <text:p text:style-name="P3">Variable names <text:span text:style-name="Strong_20_Emphasis">must start</text:span> with a letter, <text:span text:style-name="Source_20_Text">_</text:span> (underscore), or <text:span text:style-name="Source_20_Text">$</text:span> (dollar sign).</text:p>
        </text:list-item>
        <text:list-item>
          <text:p text:style-name="P3">Variable names <text:span text:style-name="Strong_20_Emphasis">cannot start</text:span> with a number.</text:p>
        </text:list-item>
        <text:list-item>
          <text:p text:style-name="P3"><text:soft-page-break/>Variable names <text:span text:style-name="Strong_20_Emphasis">cannot use JavaScript keywords</text:span> (like <text:span text:style-name="Source_20_Text">for</text:span>, <text:span text:style-name="Source_20_Text">if</text:span>, <text:span text:style-name="Source_20_Text">while</text:span>, etc.).</text:p>
        </text:list-item>
        <text:list-item>
          <text:p text:style-name="P3">Variable names are <text:span text:style-name="Strong_20_Emphasis">case-sensitive</text:span> (<text:span text:style-name="Source_20_Text">Name</text:span> and <text:span text:style-name="Source_20_Text">name</text:span> are different).</text:p>
        </text:list-item>
        <text:list-item>
          <text:p text:style-name="P3">It’s best practice to use <text:span text:style-name="Strong_20_Emphasis">camelCase</text:span> for naming variables.</text:p>
        </text:list-item>
        <text:list-item>
          <text:p text:style-name="P3">Variable names should be <text:span text:style-name="Strong_20_Emphasis">meaningful and readable</text:span>.</text:p>
        </text:list-item>
      </text:list>
      <text:p text:style-name="Horizontal_20_Line"/>
      <text:h text:style-name="Heading_20_3" text:outline-level="3">⚠️ <text:span text:style-name="Strong_20_Emphasis">Example 2: Invalid Variable Names</text:span></text:h>
      <text:p text:style-name="Preformatted_20_Text"><text:span text:style-name="Source_20_Text">var 123name = "John"; <text:s text:c="3"/>// ❌ Invalid - cannot start with a number</text:span></text:p>
      <text:p text:style-name="Preformatted_20_Text"><text:span text:style-name="Source_20_Text">var for = "loop"; <text:s text:c="7"/>// ❌ Invalid - 'for' is a reserved word</text:span></text:p>
      <text:p text:style-name="P1"><text:span text:style-name="Source_20_Text">var first-name = "Alex"; // ❌ Invalid - '-' is not allowed</text:span></text:p>
      <text:p text:style-name="Horizontal_20_Line"/>
      <text:h text:style-name="Heading_20_3" text:outline-level="3">✅ <text:span text:style-name="Strong_20_Emphasis">Example 3: Valid Variable Names</text:span></text:h>
      <text:p text:style-name="Preformatted_20_Text"><text:span text:style-name="Source_20_Text">var userName = "Priya"; <text:s text:c="2"/>// ✅ camelCase format</text:span></text:p>
      <text:p text:style-name="Preformatted_20_Text"><text:span text:style-name="Source_20_Text">let _score = 95; <text:s text:c="9"/>// ✅ underscore allowed</text:span></text:p>
      <text:p text:style-name="Preformatted_20_Text"><text:span text:style-name="Source_20_Text">const $price = 499; <text:s text:c="6"/>// ✅ dollar sign allowed</text:span></text:p>
      <text:p text:style-name="Preformatted_20_Text"/>
      <text:p text:style-name="P1"><text:span text:style-name="Source_20_Text">console.log(userName, _score, $price);</text:span></text:p>
      <text:p text:style-name="Horizontal_20_Line"/>
      <text:h text:style-name="Heading_20_3" text:outline-level="3">🔹 <text:span text:style-name="Strong_20_Emphasis">4. Basic Syntax Rules in JavaScript</text:span></text:h>
      <text:p text:style-name="Text_20_body">Syntax defines <text:span text:style-name="Strong_20_Emphasis">how JavaScript code should be written and structured</text:span>.</text:p>
      <text:list xml:id="list2600639729" text:style-name="L3">
        <text:list-item>
          <text:p text:style-name="P4">Every statement should end with a <text:span text:style-name="Strong_20_Emphasis">semicolon (;)</text:span> (good practice).</text:p>
        </text:list-item>
        <text:list-item>
          <text:p text:style-name="P4">JavaScript is <text:span text:style-name="Strong_20_Emphasis">case-sensitive</text:span>.</text:p>
        </text:list-item>
        <text:list-item>
          <text:p text:style-name="P4">Curly braces <text:span text:style-name="Source_20_Text">{}</text:span> are used to define <text:span text:style-name="Strong_20_Emphasis">blocks of code</text:span> (like in functions or loops).</text:p>
        </text:list-item>
        <text:list-item>
          <text:p text:style-name="P4">Comments are used to make the code more readable. <text:s text:c="3"/>// <text:s text:c="3"/>/* …. */</text:p>
        </text:list-item>
      </text:list>
      <text:p text:style-name="Horizontal_20_Line"/>
      <text:h text:style-name="Heading_20_3" text:outline-level="3">💬 <text:span text:style-name="Strong_20_Emphasis">Types of Comment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Single-line comment</text:p>
          </table:table-cell>
          <table:table-cell table:style-name="Table2.A1" office:value-type="string">
            <text:p text:style-name="Table_20_Contents"><text:span text:style-name="Source_20_Text">//</text:span></text:p>
          </table:table-cell>
          <table:table-cell table:style-name="Table2.A1" office:value-type="string">
            <text:p text:style-name="Table_20_Contents"><text:span text:style-name="Source_20_Text">// This is a comment</text:span></text:p>
          </table:table-cell>
        </table:table-row>
        <table:table-row>
          <table:table-cell table:style-name="Table2.A1" office:value-type="string">
            <text:p text:style-name="Table_20_Contents">Multi-line comment</text:p>
          </table:table-cell>
          <table:table-cell table:style-name="Table2.A1" office:value-type="string">
            <text:p text:style-name="Table_20_Contents"><text:span text:style-name="Source_20_Text">/* ... */</text:span></text:p>
          </table:table-cell>
          <table:table-cell table:style-name="Table2.A1" office:value-type="string">
            <text:p text:style-name="Table_20_Contents"><text:span text:style-name="Source_20_Text">/* This is a multi-line comment */</text:span></text:p>
          </table:table-cell>
        </table:table-row>
      </table:table>
      <text:p text:style-name="Horizontal_20_Line"/>
      <text:h text:style-name="Heading_20_3" text:outline-level="3">🧾 <text:span text:style-name="Strong_20_Emphasis">Example 4: Syntax and Comments</text:span></text:h>
      <text:p text:style-name="Preformatted_20_Text"><text:span text:style-name="Source_20_Text">// This is a single-line comment</text:span></text:p>
      <text:p text:style-name="Preformatted_20_Text"><text:span text:style-name="Source_20_Text">let name = "Riya"; <text:s/>// Variable declaration and initialization</text:span></text:p>
      <text:p text:style-name="Preformatted_20_Text"/>
      <text:p text:style-name="Preformatted_20_Text"><text:span text:style-name="Source_20_Text">/* </text:span></text:p>
      <text:p text:style-name="Preformatted_20_Text"><text:soft-page-break/><text:span text:style-name="Source_20_Text"><text:s text:c="3"/>This is a multi-line comment.</text:span></text:p>
      <text:p text:style-name="Preformatted_20_Text"><text:span text:style-name="Source_20_Text"><text:s text:c="3"/>You can write long explanations here.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if (name === "Riya") {</text:span></text:p>
      <text:p text:style-name="Preformatted_20_Text"><text:span text:style-name="Source_20_Text"><text:s text:c="2"/>console.log("Hello Riya!"); // Output statement</text:span></text:p>
      <text:p text:style-name="P1"><text:span text:style-name="Source_20_Text">}</text:span></text:p>
      <text:p text:style-name="Text_20_body"><text:span text:style-name="Strong_20_Emphasis">Explanation:</text:span></text:p>
      <text:list xml:id="list583391971" text:style-name="L4">
        <text:list-item>
          <text:p text:style-name="P5">Comments are ignored by the browser and help developers understand the logic.</text:p>
        </text:list-item>
        <text:list-item>
          <text:p text:style-name="P5"><text:span text:style-name="Source_20_Text">if</text:span> checks the condition, and <text:span text:style-name="Source_20_Text">console.log()</text:span> prints the output.</text:p>
        </text:list-item>
      </text:list>
      <text:p text:style-name="Horizontal_20_Line"/>
      <text:h text:style-name="Heading_20_3" text:outline-level="3">🔹 <text:span text:style-name="Strong_20_Emphasis">5. Why Variables Are Important</text:span></text:h>
      <text:list xml:id="list3201988439" text:style-name="L5">
        <text:list-item>
          <text:p text:style-name="P6">They store dynamic values during program execution.</text:p>
        </text:list-item>
        <text:list-item>
          <text:p text:style-name="P6">They make code <text:span text:style-name="Strong_20_Emphasis">reusable</text:span> and <text:span text:style-name="Strong_20_Emphasis">flexible</text:span>.</text:p>
        </text:list-item>
        <text:list-item>
          <text:p text:style-name="P6">They improve <text:span text:style-name="Strong_20_Emphasis">readability</text:span> and <text:span text:style-name="Strong_20_Emphasis">maintainability</text:span> of programs.</text:p>
        </text:list-item>
      </text:list>
      <text:p text:style-name="Horizontal_20_Line"/>
      <text:h text:style-name="Heading_20_3" text:outline-level="3">💡 <text:span text:style-name="Strong_20_Emphasis">Motivational Quote</text:span></text:h>
      <text:p text:style-name="Quotations">“Never be afraid of coding errors —<text:line-break/>every error is a hidden lesson that makes you a better programmer!”</text:p>
      <text:p text:style-name="Horizontal_20_Line"/>
      <text:h text:style-name="Heading_20_3" text:outline-level="3">🧾 <text:span text:style-name="Strong_20_Emphasis">Quick Summary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Variable</text:p>
          </table:table-cell>
          <table:table-cell table:style-name="Table3.A1" office:value-type="string">
            <text:p text:style-name="Table_20_Contents">A container for storing data</text:p>
          </table:table-cell>
        </table:table-row>
        <table:table-row>
          <table:table-cell table:style-name="Table3.A1" office:value-type="string">
            <text:p text:style-name="Table_20_Contents">Keywords</text:p>
          </table:table-cell>
          <table:table-cell table:style-name="Table3.A1" office:value-type="string">
            <text:p text:style-name="Table_20_Contents"><text:span text:style-name="Source_20_Text">var</text:span>, <text:span text:style-name="Source_20_Text">let</text:span>, and <text:span text:style-name="Source_20_Text">const</text:span></text:p>
          </table:table-cell>
        </table:table-row>
        <table:table-row>
          <table:table-cell table:style-name="Table3.A1" office:value-type="string">
            <text:p text:style-name="Table_20_Contents">Rules</text:p>
          </table:table-cell>
          <table:table-cell table:style-name="Table3.A1" office:value-type="string">
            <text:p text:style-name="Table_20_Contents">No digits first, no reserved words, case-sensitive</text:p>
          </table:table-cell>
        </table:table-row>
        <table:table-row>
          <table:table-cell table:style-name="Table3.A1" office:value-type="string">
            <text:p text:style-name="Table_20_Contents">Syntax</text:p>
          </table:table-cell>
          <table:table-cell table:style-name="Table3.A1" office:value-type="string">
            <text:p text:style-name="Table_20_Contents">Code writing rules with braces, semicolons, and comments</text:p>
          </table:table-cell>
        </table:table-row>
        <table:table-row>
          <table:table-cell table:style-name="Table3.A1" office:value-type="string">
            <text:p text:style-name="Table_20_Contents">Comments</text:p>
          </table:table-cell>
          <table:table-cell table:style-name="Table3.A1" office:value-type="string">
            <text:p text:style-name="Table_20_Contents">Used to explain code for better readability</text:p>
          </table:table-cell>
        </table:table-row>
      </table:table>
      <text:p text:style-name="Horizontal_20_Line"/>
      <text:h text:style-name="Heading_20_3" text:outline-level="3">🎯 <text:span text:style-name="Strong_20_Emphasis">Practice Task </text:span></text:h>
      <text:p text:style-name="Text_20_body">✅ Try writing 3 variables using <text:span text:style-name="Source_20_Text">var</text:span>, <text:span text:style-name="Source_20_Text">let</text:span>, and <text:span text:style-name="Source_20_Text">const</text:span>.<text:line-break/>✅ Print them using <text:span text:style-name="Source_20_Text">console.log()</text:span>.<text:line-break/>✅ Add single-line and multi-line comments to explain your code.</text:p>
      <text:p text:style-name="Horizontal_20_Line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3T11:43:44.562000000</meta:creation-date>
    <dc:date>2025-11-14T17:05:36.140000000</dc:date>
    <meta:editing-duration>PT5H10M8S</meta:editing-duration>
    <meta:editing-cycles>2</meta:editing-cycles>
    <meta:generator>Neat_Office/6.2.8.2$Windows_x86 LibreOffice_project/</meta:generator>
    <meta:document-statistic meta:table-count="3" meta:image-count="0" meta:object-count="0" meta:page-count="3" meta:paragraph-count="104" meta:word-count="620" meta:character-count="3686" meta:non-whitespace-character-count="3124"/>
  </office:meta>
</office:document-meta>
</file>